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ées Rapport de stage</text:p>
      <text:p text:style-name="P1"/>
      <text:p text:style-name="P1">-Parler du jeu vidéo en général</text:p>
      <text:p text:style-name="P1">-Parler du style du jeu (TPS) et historique</text:p>
      <text:p text:style-name="P1">-Parler de Shine Research, du Shine Engine, de RAW</text:p>
      <text:p text:style-name="P1"/>
      <text:p text:style-name="P1">-Introduction : 2 Pages maxi</text:p>
      <text:p text:style-name="P1">-Conclusion : 1 Page max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9T16:02:35.34</meta:creation-date>
    <dc:date>2016-02-29T16:51:01.84</dc:date>
    <meta:editing-duration>PT12M4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6" meta:word-count="37" meta:character-count="199"/>
  </office:meta>
</office:document-meta>
</file>